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Higher</text:p>
          </table:table-cell>
          <table:table-cell table:style-name="ce7" office:value-type="string">
            <text:p>Gift of the Highborn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Overseer of Nations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Cornac</text:p>
          </table:table-cell>
          <table:table-cell table:style-name="ce7"/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halore</text:p>
          </table:table-cell>
          <table:table-cell table:style-name="ce7"/>
          <table:table-cell table:style-name="ce11" table:number-columns-repeated="4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 table:number-rows-repeated="3">
          <table:table-cell table:style-name="ce4"/>
          <table:table-cell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Thalore</text:p>
          </table:table-cell>
          <table:table-cell table:style-name="ce7"/>
          <table:table-cell table:style-name="ce11" table:number-columns-repeated="4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4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4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Eldoran</text:p>
          </table:table-cell>
          <table:table-cell table:style-name="ce7"/>
          <table:table-cell table:style-name="ce11" table:number-columns-repeated="4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4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Nargol</text:p>
          </table:table-cell>
          <table:table-cell table:style-name="ce7"/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Dwarf</text:p>
          </table:table-cell>
          <table:table-cell table:style-name="ce7"/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keleton</text:p>
          </table:table-cell>
          <table:table-cell table:style-name="ce7"/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Ghoul</text:p>
          </table:table-cell>
          <table:table-cell table:style-name="ce7"/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Yeek</text:p>
          </table:table-cell>
          <table:table-cell table:style-name="ce7" office:value-type="string">
            <text:p>Dominant Will</text:p>
          </table:table-cell>
          <table:table-cell table:style-name="ce11" table:number-columns-repeated="4"/>
          <table:table-cell table:style-name="ce15" office:value-type="string">
            <text:p>Dominate the mind of a lesser being, giving full control for a few tur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Unity</text:p>
          </table:table-cell>
          <table:table-cell table:style-name="ce12" table:number-columns-repeated="4"/>
          <table:table-cell table:style-name="ce16" office:value-type="string">
            <text:p>Your mind becomes more attuned to the way and is shielded from outside effects: +mental saves; +silence/confusion resi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ickened</text:p>
          </table:table-cell>
          <table:table-cell table:style-name="ce12" table:number-columns-repeated="4"/>
          <table:table-cell table:style-name="ce16" office:value-type="string">
            <text:p>Permanent global speed incr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Wayist</text:p>
          </table:table-cell>
          <table:table-cell table:style-name="ce12" table:number-columns-repeated="4"/>
          <table:table-cell table:style-name="ce16" office:value-type="string">
            <text:p>Call upon then Way, summoning fellow yeeks to your help</text:p>
          </table:table-cell>
          <table:table-cell table:style-name="ce16" table:number-columns-repeated="2"/>
          <table:table-cell table:number-columns-repeated="1014"/>
        </table:table-row>
        <table:table-row table:style-name="ro1" table:number-rows-repeated="4">
          <table:table-cell table:style-name="ce4"/>
          <table:table-cell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4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2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4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2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4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0">
            <text:p>0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20:4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13:03:17</meta:creation-date>
    <dc:date>2011-01-20T20:48:31</dc:date>
    <dc:creator>Dark God</dc:creator>
    <meta:editing-duration>PT07H45M14S</meta:editing-duration>
    <meta:editing-cycles>2</meta:editing-cycles>
    <meta:generator>OpenOffice.org/3.2$Unix OpenOffice.org_project/320m12$Build-9483</meta:generator>
    <meta:document-statistic meta:table-count="3" meta:cell-count="28" meta:object-count="0"/>
  </office:meta>
</office:document-meta>
</file>